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324" officeooo:paragraph-rsid="00077324"/>
    </style:style>
    <style:style style:name="P2" style:family="paragraph" style:parent-style-name="Standard" style:list-style-name="L1">
      <style:text-properties officeooo:paragraph-rsid="00077324"/>
    </style:style>
    <style:style style:name="P3" style:family="paragraph" style:parent-style-name="Standard" style:list-style-name="L1">
      <style:text-properties officeooo:rsid="00077324" officeooo:paragraph-rsid="00077324"/>
    </style:style>
    <style:style style:name="P4" style:family="paragraph" style:parent-style-name="Standard" style:list-style-name="L1">
      <style:text-properties officeooo:rsid="000787cd" officeooo:paragraph-rsid="000787cd"/>
    </style:style>
    <style:style style:name="P5" style:family="paragraph" style:parent-style-name="Standard" style:list-style-name="L1">
      <style:text-properties officeooo:rsid="0008b683" officeooo:paragraph-rsid="0008b683"/>
    </style:style>
    <style:style style:name="T1" style:family="text">
      <style:text-properties officeooo:rsid="00077324"/>
    </style:style>
    <style:style style:name="T2" style:family="text">
      <style:text-properties officeooo:rsid="0008b683"/>
    </style:style>
    <style:style style:name="T3" style:family="text">
      <style:text-properties officeooo:rsid="000c66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alités :</text:p>
      <text:list xml:id="list488775243" text:style-name="L1">
        <text:list-item>
          <text:p text:style-name="P3">système de points (plus on a de lignes qui se cassent en même temps plus le nombre de points attibués est élevé<text:span text:style-name="T3">)</text:span></text:p>
        </text:list-item>
        <text:list-item>
          <text:p text:style-name="P2"><text:span text:style-name="T1">système de niveaux (accélération, </text:span><text:span text:style-name="T2">changer le fond, accélérerla musique</text:span><text:span text:style-name="T1">)</text:span></text:p>
        </text:list-item>
        <text:list-item>
          <text:p text:style-name="P3">changer arrière plan et musiqu en fonction des niveaux</text:p>
        </text:list-item>
        <text:list-item>
          <text:p text:style-name="P3">multi local réseau</text:p>
        </text:list-item>
        <text:list-item>
          <text:p text:style-name="P3">utiliser des sprays pour tourner les pièces</text:p>
        </text:list-item>
        <text:list-item>
          <text:p text:style-name="P3">écran d’accueil avec niveau de départ, local ou réseau, timer <text:span text:style-name="T2">décroissant</text:span></text:p>
        </text:list-item>
        <text:list-item>
          <text:p text:style-name="P3">classement</text:p>
        </text:list-item>
        <text:list-item>
          <text:p text:style-name="P3"><text:span text:style-name="T2">afficher </text:span>prochaine pièce qui arrive</text:p>
        </text:list-item>
        <text:list-item>
          <text:p text:style-name="P3">droite/gauche : translations, espace : tourner la pièce, bas : aller en bas</text:p>
        </text:list-item>
        <text:list-item>
          <text:p text:style-name="P3">en réseau bonus : accélérer pendant un certain temps la partie de l’autre</text:p>
        </text:list-item>
        <text:list-item>
          <text:p text:style-name="P4">ou malus : ajouter des lignes aléatoires en bas du tetris de l’adversaire</text:p>
        </text:list-item>
        <text:list-item>
          <text:p text:style-name="P3">couper/mettre le son</text:p>
        </text:list-item>
        <text:list-item>
          <text:p text:style-name="P3">animation destruction d’une ligne</text:p>
        </text:list-item>
        <text:list-item>
          <text:p text:style-name="P4">possibilité de stocker une pièce : <text:span text:style-name="T2">box</text:span></text:p>
        </text:list-item>
        <text:list-item>
          <text:p text:style-name="P4">points : suite Un = 100*(1,0 + 0,2^n), n=nbr de lignes détruites en une fois.</text:p>
        </text:list-item>
        <text:list-item>
          <text:p text:style-name="P5">Niveaux : passer en fonction du nombre de lignes détruit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2:46:39.199088752</meta:creation-date>
    <dc:date>2021-03-12T15:47:24.130835997</dc:date>
    <meta:editing-duration>PT7M5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163" meta:character-count="918" meta:non-whitespace-character-count="788"/>
  </office:meta>
</office:document-meta>
</file>